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833cm" style:rel-column-width="10922*"/>
    </style:style>
    <style:style style:name="Tableau3.C" style:family="table-column">
      <style:table-column-properties style:column-width="2.833cm" style:rel-column-width="10923*"/>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24f63d"/>
    </style:style>
    <style:style style:name="P2" style:family="paragraph" style:parent-style-name="Standard">
      <style:text-properties officeooo:rsid="001a938a" officeooo:paragraph-rsid="001d81c6"/>
    </style:style>
    <style:style style:name="P3" style:family="paragraph" style:parent-style-name="Standard">
      <style:text-properties officeooo:rsid="001a938a" officeooo:paragraph-rsid="0020d1ce"/>
    </style:style>
    <style:style style:name="P4" style:family="paragraph" style:parent-style-name="Standard">
      <style:text-properties officeooo:rsid="001e40d0" officeooo:paragraph-rsid="001e40d0"/>
    </style:style>
    <style:style style:name="P5" style:family="paragraph" style:parent-style-name="Standard">
      <style:text-properties officeooo:paragraph-rsid="001e40d0"/>
    </style:style>
    <style:style style:name="P6" style:family="paragraph" style:parent-style-name="Standard">
      <style:text-properties officeooo:rsid="001ee804" officeooo:paragraph-rsid="001ee804"/>
    </style:style>
    <style:style style:name="P7" style:family="paragraph" style:parent-style-name="Standard" style:list-style-name="L5">
      <style:text-properties officeooo:rsid="001ee804" officeooo:paragraph-rsid="001ee804"/>
    </style:style>
    <style:style style:name="P8" style:family="paragraph" style:parent-style-name="Standard">
      <style:text-properties officeooo:paragraph-rsid="001ee804"/>
    </style:style>
    <style:style style:name="P9" style:family="paragraph" style:parent-style-name="Standard" style:list-style-name="L5">
      <style:text-properties officeooo:paragraph-rsid="001ee804"/>
    </style:style>
    <style:style style:name="P10" style:family="paragraph" style:parent-style-name="Standard">
      <style:text-properties officeooo:rsid="0020d1ce" officeooo:paragraph-rsid="0020d1ce"/>
    </style:style>
    <style:style style:name="P11" style:family="paragraph" style:parent-style-name="Standard">
      <style:text-properties officeooo:paragraph-rsid="0020d1ce"/>
    </style:style>
    <style:style style:name="P12" style:family="paragraph" style:parent-style-name="Standard">
      <style:text-properties officeooo:rsid="00211998" officeooo:paragraph-rsid="00211998"/>
    </style:style>
    <style:style style:name="P13" style:family="paragraph" style:parent-style-name="Standard">
      <style:text-properties officeooo:paragraph-rsid="00211998"/>
    </style:style>
    <style:style style:name="P14" style:family="paragraph" style:parent-style-name="Standard">
      <style:text-properties officeooo:paragraph-rsid="00220b1a"/>
    </style:style>
    <style:style style:name="P15" style:family="paragraph" style:parent-style-name="Standard">
      <style:text-properties officeooo:rsid="002436ed" officeooo:paragraph-rsid="002436ed"/>
    </style:style>
    <style:style style:name="P16" style:family="paragraph" style:parent-style-name="Standard">
      <style:paragraph-properties fo:break-before="page"/>
      <style:text-properties officeooo:rsid="00211998" officeooo:paragraph-rsid="00211998"/>
    </style:style>
    <style:style style:name="P17" style:family="paragraph" style:parent-style-name="Table_20_Contents">
      <style:paragraph-properties fo:text-align="center" style:justify-single-word="false"/>
      <style:text-properties officeooo:rsid="001a938a" officeooo:paragraph-rsid="001a938a"/>
    </style:style>
    <style:style style:name="P18" style:family="paragraph" style:parent-style-name="Table_20_Contents">
      <style:paragraph-properties fo:text-align="center" style:justify-single-word="false"/>
      <style:text-properties officeooo:rsid="001a938a" officeooo:paragraph-rsid="001bf13c"/>
    </style:style>
    <style:style style:name="P19" style:family="paragraph" style:parent-style-name="Table_20_Contents">
      <style:paragraph-properties fo:text-align="center" style:justify-single-word="false"/>
      <style:text-properties officeooo:rsid="001a938a" officeooo:paragraph-rsid="001d81c6"/>
    </style:style>
    <style:style style:name="P20" style:family="paragraph" style:parent-style-name="Table_20_Contents">
      <style:paragraph-properties fo:text-align="center" style:justify-single-word="false"/>
      <style:text-properties officeooo:rsid="001a938a" officeooo:paragraph-rsid="001ee804"/>
    </style:style>
    <style:style style:name="P21" style:family="paragraph" style:parent-style-name="Table_20_Contents">
      <style:paragraph-properties fo:text-align="center" style:justify-single-word="false"/>
      <style:text-properties fo:font-weight="bold" officeooo:rsid="001a938a" officeooo:paragraph-rsid="001a938a" style:font-weight-asian="bold" style:font-weight-complex="bold"/>
    </style:style>
    <style:style style:name="P22" style:family="paragraph" style:parent-style-name="Table_20_Contents">
      <style:paragraph-properties fo:text-align="center" style:justify-single-word="false"/>
      <style:text-properties fo:font-weight="bold" officeooo:rsid="001a938a" officeooo:paragraph-rsid="001bf13c" style:font-weight-asian="bold" style:font-weight-complex="bold"/>
    </style:style>
    <style:style style:name="P23" style:family="paragraph" style:parent-style-name="Table_20_Contents">
      <style:paragraph-properties fo:text-align="center" style:justify-single-word="false"/>
      <style:text-properties fo:font-weight="bold" officeooo:rsid="001a938a" officeooo:paragraph-rsid="001d81c6" style:font-weight-asian="bold" style:font-weight-complex="bold"/>
    </style:style>
    <style:style style:name="P24" style:family="paragraph" style:parent-style-name="Table_20_Contents">
      <style:text-properties fo:font-weight="bold" officeooo:rsid="001a938a" officeooo:paragraph-rsid="001a938a" style:font-weight-asian="bold" style:font-weight-complex="bold"/>
    </style:style>
    <style:style style:name="P25" style:family="paragraph" style:parent-style-name="Table_20_Contents">
      <style:text-properties fo:font-weight="bold" officeooo:rsid="001bf13c" officeooo:paragraph-rsid="001bf13c" style:font-weight-asian="bold" style:font-weight-complex="bold"/>
    </style:style>
    <style:style style:name="P26" style:family="paragraph" style:parent-style-name="Table_20_Contents">
      <style:text-properties fo:font-weight="bold" officeooo:rsid="001d81c6" officeooo:paragraph-rsid="001d81c6" style:font-weight-asian="bold" style:font-weight-complex="bold"/>
    </style:style>
    <style:style style:name="P27" style:family="paragraph" style:parent-style-name="Table_20_Contents">
      <style:paragraph-properties fo:text-align="center" style:justify-single-word="false"/>
      <style:text-properties fo:font-weight="bold" officeooo:rsid="001d81c6" officeooo:paragraph-rsid="001d81c6" style:font-weight-asian="bold" style:font-weight-complex="bold"/>
    </style:style>
    <style:style style:name="P28" style:family="paragraph" style:parent-style-name="Table_20_Contents">
      <style:text-properties fo:font-weight="bold" officeooo:rsid="001ee804" officeooo:paragraph-rsid="001ee804"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1bf13c"/>
    </style:style>
    <style:style style:name="P31" style:family="paragraph" style:parent-style-name="Table_20_Contents">
      <style:paragraph-properties fo:text-align="center" style:justify-single-word="false"/>
      <style:text-properties officeooo:paragraph-rsid="001d81c6"/>
    </style:style>
    <style:style style:name="P32" style:family="paragraph" style:parent-style-name="Table_20_Contents">
      <style:text-properties officeooo:paragraph-rsid="001bf13c"/>
    </style:style>
    <style:style style:name="P33" style:family="paragraph" style:parent-style-name="Table_20_Contents">
      <style:paragraph-properties fo:text-align="center" style:justify-single-word="false"/>
      <style:text-properties officeooo:rsid="001bf13c" officeooo:paragraph-rsid="001bf13c"/>
    </style:style>
    <style:style style:name="P34" style:family="paragraph" style:parent-style-name="Table_20_Contents">
      <style:paragraph-properties fo:text-align="center" style:justify-single-word="false"/>
      <style:text-properties officeooo:rsid="001bf13c" officeooo:paragraph-rsid="0020d1ce"/>
    </style:style>
    <style:style style:name="P35" style:family="paragraph" style:parent-style-name="Table_20_Contents">
      <style:text-properties officeooo:paragraph-rsid="001d81c6"/>
    </style:style>
    <style:style style:name="P36" style:family="paragraph" style:parent-style-name="Table_20_Contents">
      <style:paragraph-properties fo:text-align="center" style:justify-single-word="false"/>
      <style:text-properties officeooo:rsid="001d81c6" officeooo:paragraph-rsid="001d81c6"/>
    </style:style>
    <style:style style:name="P37" style:family="paragraph" style:parent-style-name="Text_20_body">
      <style:text-properties officeooo:rsid="001949a0" officeooo:paragraph-rsid="001949a0"/>
    </style:style>
    <style:style style:name="P38" style:family="paragraph" style:parent-style-name="Text_20_body" style:list-style-name="L1">
      <style:text-properties officeooo:rsid="001949a0" officeooo:paragraph-rsid="001949a0"/>
    </style:style>
    <style:style style:name="P39" style:family="paragraph" style:parent-style-name="Text_20_body">
      <style:text-properties officeooo:paragraph-rsid="001949a0"/>
    </style:style>
    <style:style style:name="P40" style:family="paragraph" style:parent-style-name="Text_20_body" style:list-style-name="L1">
      <style:text-properties officeooo:paragraph-rsid="001949a0"/>
    </style:style>
    <style:style style:name="P41" style:family="paragraph" style:parent-style-name="Text_20_body">
      <style:text-properties officeooo:rsid="001a938a" officeooo:paragraph-rsid="001bf13c"/>
    </style:style>
    <style:style style:name="P42" style:family="paragraph" style:parent-style-name="Text_20_body">
      <style:text-properties officeooo:paragraph-rsid="001bf13c"/>
    </style:style>
    <style:style style:name="P43" style:family="paragraph" style:parent-style-name="Text_20_body">
      <style:text-properties officeooo:rsid="001bf13c" officeooo:paragraph-rsid="001bf13c"/>
    </style:style>
    <style:style style:name="P44" style:family="paragraph" style:parent-style-name="Text_20_body">
      <style:text-properties officeooo:rsid="001d81c6" officeooo:paragraph-rsid="001d81c6"/>
    </style:style>
    <style:style style:name="P45" style:family="paragraph" style:parent-style-name="Text_20_body">
      <style:text-properties officeooo:rsid="002436ed" officeooo:paragraph-rsid="002436ed"/>
    </style:style>
    <style:style style:name="T1" style:family="text">
      <style:text-properties officeooo:rsid="001949a0"/>
    </style:style>
    <style:style style:name="T2" style:family="text">
      <style:text-properties officeooo:rsid="001a938a"/>
    </style:style>
    <style:style style:name="T3" style:family="text">
      <style:text-properties officeooo:rsid="001bf13c"/>
    </style:style>
    <style:style style:name="T4" style:family="text">
      <style:text-properties officeooo:rsid="001d81c6"/>
    </style:style>
    <style:style style:name="T5" style:family="text">
      <style:text-properties officeooo:rsid="001e40d0"/>
    </style:style>
    <style:style style:name="T6" style:family="text">
      <style:text-properties officeooo:rsid="001ee804"/>
    </style:style>
    <style:style style:name="T7" style:family="text">
      <style:text-properties officeooo:rsid="0020d1ce"/>
    </style:style>
    <style:style style:name="T8" style:family="text">
      <style:text-properties officeooo:rsid="00211998"/>
    </style:style>
    <style:style style:name="T9" style:family="text">
      <style:text-properties officeooo:rsid="00220b1a"/>
    </style:style>
    <style:style style:name="T10" style:family="text">
      <style:text-properties fo:font-weight="bold" style:font-weight-asian="bold" style:font-weight-complex="bold"/>
    </style:style>
    <style:style style:name="T11" style:family="text">
      <style:text-properties fo:font-weight="bold" officeooo:rsid="00211998" style:font-weight-asian="bold" style:font-weight-complex="bold"/>
    </style:style>
    <style:style style:name="T12" style:family="text">
      <style:text-properties fo:font-weight="bold" officeooo:rsid="00220b1a" style:font-weight-asian="bold" style:font-weight-complex="bold"/>
    </style:style>
    <style:style style:name="T13" style:family="text">
      <style:text-properties fo:font-weight="bold" officeooo:rsid="0020d1ce" style:font-weight-asian="bold" style:font-weight-complex="bold"/>
    </style:style>
    <style:style style:name="T14" style:family="text">
      <style:text-properties officeooo:rsid="002436ed"/>
    </style:style>
    <style:style style:name="T15" style:family="text">
      <style:text-properties fo:font-style="italic" style:font-style-asian="italic" style:font-style-complex="italic"/>
    </style:style>
    <style:style style:name="T16" style:family="text">
      <style:text-properties fo:font-style="italic" officeooo:rsid="001949a0" style:font-style-asian="italic" style:font-style-complex="italic"/>
    </style:style>
    <style:style style:name="T17" style:family="text">
      <style:text-properties fo:font-style="italic" officeooo:rsid="001a938a" style:font-style-asian="italic" style:font-style-complex="italic"/>
    </style:style>
    <style:style style:name="T18" style:family="text">
      <style:text-properties fo:font-style="italic" officeooo:rsid="001ee804" style:font-style-asian="italic" style:font-style-complex="italic"/>
    </style:style>
    <style:style style:name="T19" style:family="text">
      <style:text-properties officeooo:rsid="0024f6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énie Logiciel : Devoir 1</text:p>
      <text:p text:style-name="Text_20_body"/>
      <text:p text:style-name="P37">Vous devez concevoir le jeu décrit ci-dessous.</text:p>
      <text:p text:style-name="P37"/>
      <text:p text:style-name="P37">Le jeu est un jeu du type Porte-Monstre-Trésor (PMT). Après avoir créer son personnage, le joueur arrive devant une porte. Derrière la porte se trouve un monstre. Si le joueur gagne le combat avec le monstre, il est récompensé par un trésor. Puis il se retrouve devant une autre porte avec un autre monstre et un autre trésor jusqu’à ce qu’il perde son combat entraînant la fin de la partie.</text:p>
      <text:p text:style-name="P37"/>
      <text:p text:style-name="P37">Le jeu est constitué des écrans suivants :</text:p>
      <text:list xml:id="list3823781210" text:style-name="L1">
        <text:list-item>
          <text:p text:style-name="P40"><text:span text:style-name="T1">l’écran de création d’un personnage,</text:span></text:p>
        </text:list-item>
        <text:list-item>
          <text:p text:style-name="P40"><text:span text:style-name="T1">l’écran affichant la porte,</text:span></text:p>
        </text:list-item>
        <text:list-item>
          <text:p text:style-name="P38">l’écran gérant le combat,</text:p>
        </text:list-item>
        <text:list-item>
          <text:p text:style-name="P38">l’écran du trésor,</text:p>
        </text:list-item>
        <text:list-item>
          <text:p text:style-name="P38">et l’écran de fin de partie.</text:p>
        </text:list-item>
      </text:list>
      <text:p text:style-name="P37"/>
      <text:p text:style-name="P37">L’enchaînement porte, combat, trésor est appelé un tour. Le monstre et le trésor dépendent du nombre de tours dont le joueur a vaincu le monstre ; c’est à dire du nombre de porte<text:span text:style-name="T14">s</text:span> déjà vu par le joueur.</text:p>
      <text:p text:style-name="P39"/>
      <text:p text:style-name="P39"><text:span text:style-name="T1">Le personnage possède les caractéristiques suivantes : </text:span><text:span text:style-name="T16">Mêlée</text:span><text:span text:style-name="T1">, </text:span><text:span text:style-name="T16">Distance</text:span><text:span text:style-name="T1">, </text:span><text:span text:style-name="T16">Vie</text:span><text:span text:style-name="T1">, </text:span><text:span text:style-name="T16">Armure</text:span><text:span text:style-name="T1">. Les valeurs initiales sont déterminées de façon aléatoire en lançant un dé à 6 faces (les valeurs sont comprises en 1 et 6).</text:span></text:p>
      <text:p text:style-name="P39"/>
      <text:p text:style-name="P39"><text:span text:style-name="T2">Le joueur choisit aussi pour son personnage une race (</text:span><text:span text:style-name="T17">Humain</text:span><text:span text:style-name="T2">, </text:span><text:span text:style-name="T17">Nain</text:span><text:span text:style-name="T2"> ou </text:span><text:span text:style-name="T17">Elfe</text:span><text:span text:style-name="T2">) et une classe (</text:span><text:span text:style-name="T17">Guerrier</text:span><text:span text:style-name="T2">, </text:span><text:span text:style-name="T17">Archer</text:span><text:span text:style-name="T2">). Elles influencent les valeurs initiales des caractéristiques comme indiqué dans le tableau suivant :</text:span></text:p>
      <table:table table:name="Tableau1" table:style-name="Tableau1">
        <table:table-column table:style-name="Tableau1.A" table:number-columns-repeated="5"/>
        <table:table-row table:style-name="TableLine94425581439488">
          <table:table-cell table:style-name="Tableau1.A1" office:value-type="string">
            <text:p text:style-name="Table_20_Contents"/>
          </table:table-cell>
          <table:table-cell table:style-name="Tableau1.A1" office:value-type="string">
            <text:p text:style-name="P21">Mêlée</text:p>
          </table:table-cell>
          <table:table-cell table:style-name="Tableau1.A1" office:value-type="string">
            <text:p text:style-name="P21">Distance</text:p>
          </table:table-cell>
          <table:table-cell table:style-name="Tableau1.A1" office:value-type="string">
            <text:p text:style-name="P21">Vie</text:p>
          </table:table-cell>
          <table:table-cell table:style-name="Tableau1.E1" office:value-type="string">
            <text:p text:style-name="P21">Armure</text:p>
          </table:table-cell>
        </table:table-row>
        <table:table-row table:style-name="TableLine94425581439488">
          <table:table-cell table:style-name="Tableau1.A2" office:value-type="string">
            <text:p text:style-name="P24">Humain</text:p>
          </table:table-cell>
          <table:table-cell table:style-name="Tableau1.A2" office:value-type="string">
            <text:p text:style-name="P17">+0</text:p>
          </table:table-cell>
          <table:table-cell table:style-name="Tableau1.A2" office:value-type="string">
            <text:p text:style-name="P17">+0</text:p>
          </table:table-cell>
          <table:table-cell table:style-name="Tableau1.A2" office:value-type="string">
            <text:p text:style-name="P17">+0</text:p>
          </table:table-cell>
          <table:table-cell table:style-name="Tableau1.E2" office:value-type="string">
            <text:p text:style-name="P17">+0</text:p>
          </table:table-cell>
        </table:table-row>
        <table:table-row table:style-name="TableLine94425581439488">
          <table:table-cell table:style-name="Tableau1.A2" office:value-type="string">
            <text:p text:style-name="P24">Nain</text:p>
          </table:table-cell>
          <table:table-cell table:style-name="Tableau1.A2" office:value-type="string">
            <text:p text:style-name="P17">+0</text:p>
          </table:table-cell>
          <table:table-cell table:style-name="Tableau1.A2" office:value-type="string">
            <text:p text:style-name="P29">-<text:span text:style-name="T2">2</text:span></text:p>
          </table:table-cell>
          <table:table-cell table:style-name="Tableau1.A2" office:value-type="string">
            <text:p text:style-name="P17">+0</text:p>
          </table:table-cell>
          <table:table-cell table:style-name="Tableau1.E2" office:value-type="string">
            <text:p text:style-name="P17">+2</text:p>
          </table:table-cell>
        </table:table-row>
        <table:table-row table:style-name="TableLine94425581439488">
          <table:table-cell table:style-name="Tableau1.A2" office:value-type="string">
            <text:p text:style-name="P24">Elfe</text:p>
          </table:table-cell>
          <table:table-cell table:style-name="Tableau1.A2" office:value-type="string">
            <text:p text:style-name="P17">+0</text:p>
          </table:table-cell>
          <table:table-cell table:style-name="Tableau1.A2" office:value-type="string">
            <text:p text:style-name="P17">+2</text:p>
          </table:table-cell>
          <table:table-cell table:style-name="Tableau1.A2" office:value-type="string">
            <text:p text:style-name="P17">+0</text:p>
          </table:table-cell>
          <table:table-cell table:style-name="Tableau1.E2" office:value-type="string">
            <text:p text:style-name="P29">-<text:span text:style-name="T2">2</text:span></text:p>
          </table:table-cell>
        </table:table-row>
        <table:table-row table:style-name="TableLine94425581439488">
          <table:table-cell table:style-name="Tableau1.A2" office:value-type="string">
            <text:p text:style-name="P24">Guerrier</text:p>
          </table:table-cell>
          <table:table-cell table:style-name="Tableau1.A2" office:value-type="string">
            <text:p text:style-name="P17">+2</text:p>
          </table:table-cell>
          <table:table-cell table:style-name="Tableau1.A2" office:value-type="string">
            <text:p text:style-name="P29">-<text:span text:style-name="T2">2</text:span></text:p>
          </table:table-cell>
          <table:table-cell table:style-name="Tableau1.A2" office:value-type="string">
            <text:p text:style-name="P29">-<text:span text:style-name="T2">2</text:span></text:p>
          </table:table-cell>
          <table:table-cell table:style-name="Tableau1.E2" office:value-type="string">
            <text:p text:style-name="P17">+2</text:p>
          </table:table-cell>
        </table:table-row>
        <table:table-row table:style-name="TableLine94425581439488">
          <table:table-cell table:style-name="Tableau1.A2" office:value-type="string">
            <text:p text:style-name="P24">Archer</text:p>
          </table:table-cell>
          <table:table-cell table:style-name="Tableau1.A2" office:value-type="string">
            <text:p text:style-name="P29">-<text:span text:style-name="T2">2</text:span></text:p>
          </table:table-cell>
          <table:table-cell table:style-name="Tableau1.A2" office:value-type="string">
            <text:p text:style-name="P17">+2</text:p>
          </table:table-cell>
          <table:table-cell table:style-name="Tableau1.A2" office:value-type="string">
            <text:p text:style-name="P17">+2</text:p>
          </table:table-cell>
          <table:table-cell table:style-name="Tableau1.E2" office:value-type="string">
            <text:p text:style-name="P29">-<text:span text:style-name="T2">2</text:span></text:p>
          </table:table-cell>
        </table:table-row>
      </table:table>
      <text:p text:style-name="P39"><text:soft-page-break/></text:p>
      <text:p text:style-name="P42"><text:span text:style-name="T2">Le personnage possède aussi des équipements. Il y a </text:span><text:span text:style-name="T3">trois </text:span><text:span text:style-name="T14">types</text:span><text:span text:style-name="T2"> d’équipements possibles. </text:span><text:span text:style-name="T3">Chaque équipement possède un niveau et a une influence sur les caractéristiques indiqué</text:span><text:span text:style-name="T14">e</text:span><text:span text:style-name="T3">s dans le tableau suivant :</text:span></text:p>
      <table:table table:name="Tableau2" table:style-name="Tableau2">
        <table:table-column table:style-name="Tableau2.A" table:number-columns-repeated="5"/>
        <table:table-row table:style-name="TableLine94425685900080">
          <table:table-cell table:style-name="Tableau2.A1" office:value-type="string">
            <text:p text:style-name="P32"/>
          </table:table-cell>
          <table:table-cell table:style-name="Tableau2.A1" office:value-type="string">
            <text:p text:style-name="P22">Mêlée</text:p>
          </table:table-cell>
          <table:table-cell table:style-name="Tableau2.A1" office:value-type="string">
            <text:p text:style-name="P22">Distance</text:p>
          </table:table-cell>
          <table:table-cell table:style-name="Tableau2.A1" office:value-type="string">
            <text:p text:style-name="P22">Vie</text:p>
          </table:table-cell>
          <table:table-cell table:style-name="Tableau2.E1" office:value-type="string">
            <text:p text:style-name="P22">Armure</text:p>
          </table:table-cell>
        </table:table-row>
        <table:table-row table:style-name="TableLine94425685900080">
          <table:table-cell table:style-name="Tableau2.A2" office:value-type="string">
            <text:p text:style-name="P25">Arme</text:p>
          </table:table-cell>
          <table:table-cell table:style-name="Tableau2.A2" table:number-columns-spanned="2" office:value-type="string">
            <text:p text:style-name="P18">+<text:span text:style-name="T3">niveau</text:span></text:p>
          </table:table-cell>
          <table:covered-table-cell/>
          <table:table-cell table:style-name="Tableau2.A2" office:value-type="string">
            <text:p text:style-name="P18">+0</text:p>
          </table:table-cell>
          <table:table-cell table:style-name="Tableau2.E2" office:value-type="string">
            <text:p text:style-name="P18">+0</text:p>
          </table:table-cell>
        </table:table-row>
        <table:table-row table:style-name="TableLine94425685900080">
          <table:table-cell table:style-name="Tableau2.A2" office:value-type="string">
            <text:p text:style-name="P25">Armure</text:p>
          </table:table-cell>
          <table:table-cell table:style-name="Tableau2.A2" office:value-type="string">
            <text:p text:style-name="P18">+0</text:p>
          </table:table-cell>
          <table:table-cell table:style-name="Tableau2.A2" office:value-type="string">
            <text:p text:style-name="P33">+0</text:p>
          </table:table-cell>
          <table:table-cell table:style-name="Tableau2.A2" office:value-type="string">
            <text:p text:style-name="P30"><text:span text:style-name="T2">+</text:span><text:span text:style-name="T7">0</text:span></text:p>
          </table:table-cell>
          <table:table-cell table:style-name="Tableau2.E2" office:value-type="string">
            <text:p text:style-name="P20">+<text:span text:style-name="T3">niveau</text:span></text:p>
          </table:table-cell>
        </table:table-row>
        <table:table-row table:style-name="TableLine94425685900080">
          <table:table-cell table:style-name="Tableau2.A2" office:value-type="string">
            <text:p text:style-name="P28">Anneau</text:p>
          </table:table-cell>
          <table:table-cell table:style-name="Tableau2.A2" office:value-type="string">
            <text:p text:style-name="P18">+0</text:p>
          </table:table-cell>
          <table:table-cell table:style-name="Tableau2.A2" office:value-type="string">
            <text:p text:style-name="P18">+<text:span text:style-name="T3">0</text:span></text:p>
          </table:table-cell>
          <table:table-cell table:style-name="Tableau2.A2" office:value-type="string">
            <text:p text:style-name="P34">+niveau</text:p>
          </table:table-cell>
          <table:table-cell table:style-name="Tableau2.E2" office:value-type="string">
            <text:p text:style-name="P33">+<text:span text:style-name="T7">0</text:span></text:p>
          </table:table-cell>
        </table:table-row>
      </table:table>
      <text:p text:style-name="P41"/>
      <text:p text:style-name="P43">L’arme influence soit la caractéristique <text:span text:style-name="T15">Mêlée</text:span> ou <text:span text:style-name="T15">Distance</text:span> suivant si c’est une arme de <text:span text:style-name="T14">mêlée</text:span> ou de <text:span text:style-name="T14">d</text:span>istance. <text:span text:style-name="T6">Le guerrier commence avec une épée (arme de mêlée) et l’archer commence avec un arc (arme de distance). Les deux commencent avec une arme de niveau 0.</text:span></text:p>
      <text:p text:style-name="P45">Le personnage possède au plus un équipement de chaque type.</text:p>
      <text:p text:style-name="P43"/>
      <text:p text:style-name="P44">Les monstres sont générés de façon aléatoire. L’écran de la porte affiche le monstre généré. Le monstre généré possède un niveau compris entre le nombre de tours plus une valeur aléatoire comprise -2 et +2. Le monstre est choisit parmi les <text:span text:style-name="T5">types</text:span> ci-après <text:span text:style-name="T5">en fonction du pourcentage d’être choisit </text:span>et possède des caractéristiques aléatoires initiales (entre 1 et 6 comme pour le joueur) influencées par le type de créatures comme indiqué dans le tableau ci-dessous</text:p>
      <text:p text:style-name="P44"/>
      <table:table table:name="Tableau3" table:style-name="Tableau3">
        <table:table-column table:style-name="Tableau3.A" table:number-columns-repeated="2"/>
        <table:table-column table:style-name="Tableau3.C"/>
        <table:table-column table:style-name="Tableau3.A"/>
        <table:table-column table:style-name="Tableau3.C" table:number-columns-repeated="2"/>
        <table:table-row table:style-name="TableLine94425686859808">
          <table:table-cell table:style-name="Tableau3.A1" office:value-type="string">
            <text:p text:style-name="P35"/>
          </table:table-cell>
          <table:table-cell table:style-name="Tableau3.A1" office:value-type="string">
            <text:p text:style-name="P27">% d’être <text:span text:style-name="T5">choisit</text:span></text:p>
          </table:table-cell>
          <table:table-cell table:style-name="Tableau3.A1" office:value-type="string">
            <text:p text:style-name="P23">Mêlée</text:p>
          </table:table-cell>
          <table:table-cell table:style-name="Tableau3.A1" office:value-type="string">
            <text:p text:style-name="P23">Distance</text:p>
          </table:table-cell>
          <table:table-cell table:style-name="Tableau3.A1" office:value-type="string">
            <text:p text:style-name="P23">Vie</text:p>
          </table:table-cell>
          <table:table-cell table:style-name="Tableau3.F1" office:value-type="string">
            <text:p text:style-name="P23">Armure</text:p>
          </table:table-cell>
        </table:table-row>
        <table:table-row table:style-name="TableLine94425686859808">
          <table:table-cell table:style-name="Tableau3.A2" office:value-type="string">
            <text:p text:style-name="P26">Archer Gobelin</text:p>
          </table:table-cell>
          <table:table-cell table:style-name="Tableau3.A2" office:value-type="string">
            <text:p text:style-name="P36"><text:span text:style-name="T5">25</text:span> %</text:p>
          </table:table-cell>
          <table:table-cell table:style-name="Tableau3.A2" office:value-type="string">
            <text:p text:style-name="P36">+0</text:p>
          </table:table-cell>
          <table:table-cell table:style-name="Tableau3.A2" office:value-type="string">
            <text:p text:style-name="P36">+niveau</text:p>
          </table:table-cell>
          <table:table-cell table:style-name="Tableau3.A2" office:value-type="string">
            <text:p text:style-name="P36">+niveau / 2</text:p>
          </table:table-cell>
          <table:table-cell table:style-name="Tableau3.F2" office:value-type="string">
            <text:p text:style-name="P36">+0</text:p>
          </table:table-cell>
        </table:table-row>
        <table:table-row table:style-name="TableLine94425686859808">
          <table:table-cell table:style-name="Tableau3.A2" office:value-type="string">
            <text:p text:style-name="P26">Guerrier Gobelin</text:p>
          </table:table-cell>
          <table:table-cell table:style-name="Tableau3.A2" office:value-type="string">
            <text:p text:style-name="P36"><text:span text:style-name="T5">25</text:span> %</text:p>
          </table:table-cell>
          <table:table-cell table:style-name="Tableau3.A2" office:value-type="string">
            <text:p text:style-name="P36">+niveau</text:p>
          </table:table-cell>
          <table:table-cell table:style-name="Tableau3.A2" office:value-type="string">
            <text:p text:style-name="P36">+0</text:p>
          </table:table-cell>
          <table:table-cell table:style-name="Tableau3.A2" office:value-type="string">
            <text:p text:style-name="P36">+niveau / 2</text:p>
          </table:table-cell>
          <table:table-cell table:style-name="Tableau3.F2" office:value-type="string">
            <text:p text:style-name="P36">+0</text:p>
          </table:table-cell>
        </table:table-row>
        <table:table-row table:style-name="TableLine94425686859808">
          <table:table-cell table:style-name="Tableau3.A2" office:value-type="string">
            <text:p text:style-name="P26">Archer Orc</text:p>
          </table:table-cell>
          <table:table-cell table:style-name="Tableau3.A2" office:value-type="string">
            <text:p text:style-name="P36"><text:span text:style-name="T5">24</text:span>%</text:p>
          </table:table-cell>
          <table:table-cell table:style-name="Tableau3.A2" office:value-type="string">
            <text:p text:style-name="P31"><text:span text:style-name="T4">+0</text:span></text:p>
          </table:table-cell>
          <table:table-cell table:style-name="Tableau3.A2" office:value-type="string">
            <text:p text:style-name="P31"><text:span text:style-name="T4">+niveau</text:span></text:p>
          </table:table-cell>
          <table:table-cell table:style-name="Tableau3.A2" office:value-type="string">
            <text:p text:style-name="P31"><text:span text:style-name="T2">+</text:span><text:span text:style-name="T3">niveau</text:span></text:p>
          </table:table-cell>
          <table:table-cell table:style-name="Tableau3.F2" office:value-type="string">
            <text:p text:style-name="P31"><text:span text:style-name="T2">+</text:span><text:span text:style-name="T4">0</text:span></text:p>
          </table:table-cell>
        </table:table-row>
        <table:table-row table:style-name="TableLine94425686859808">
          <table:table-cell table:style-name="Tableau3.A2" office:value-type="string">
            <text:p text:style-name="P26">Guerrier Orc</text:p>
          </table:table-cell>
          <table:table-cell table:style-name="Tableau3.A2" office:value-type="string">
            <text:p text:style-name="P19"><text:span text:style-name="T5">24</text:span><text:span text:style-name="T4"> %</text:span></text:p>
          </table:table-cell>
          <table:table-cell table:style-name="Tableau3.A2" office:value-type="string">
            <text:p text:style-name="P36">+niveau</text:p>
          </table:table-cell>
          <table:table-cell table:style-name="Tableau3.A2" office:value-type="string">
            <text:p text:style-name="P36">+0</text:p>
          </table:table-cell>
          <table:table-cell table:style-name="Tableau3.A2" office:value-type="string">
            <text:p text:style-name="P36">+niveau</text:p>
          </table:table-cell>
          <table:table-cell table:style-name="Tableau3.F2" office:value-type="string">
            <text:p text:style-name="P36">+niveau</text:p>
          </table:table-cell>
        </table:table-row>
        <table:table-row table:style-name="TableLine94425686859808">
          <table:table-cell table:style-name="Tableau3.A2" office:value-type="string">
            <text:p text:style-name="P26">Seigneur du mal</text:p>
          </table:table-cell>
          <table:table-cell table:style-name="Tableau3.A2" office:value-type="string">
            <text:p text:style-name="P36">2 %</text:p>
          </table:table-cell>
          <table:table-cell table:style-name="Tableau3.A2" office:value-type="string">
            <text:p text:style-name="P36">+niveau</text:p>
          </table:table-cell>
          <table:table-cell table:style-name="Tableau3.A2" office:value-type="string">
            <text:p text:style-name="P36">+niveau</text:p>
          </table:table-cell>
          <table:table-cell table:style-name="Tableau3.A2" office:value-type="string">
            <text:p text:style-name="P36">+niveau * 2</text:p>
          </table:table-cell>
          <table:table-cell table:style-name="Tableau3.F2" office:value-type="string">
            <text:p text:style-name="P36">+niveau</text:p>
          </table:table-cell>
        </table:table-row>
      </table:table>
      <text:p text:style-name="P2"/>
      <text:p text:style-name="P4"/>
      <text:p text:style-name="P5"><text:span text:style-name="T5">Le combat se déroule tour par tour en commençant par le joueur. Chacun son tour, le joueur ou le monstre lance un dé 6 </text:span><text:span text:style-name="T6">et </text:span><text:span text:style-name="T5">ajoute le modificateur en fonction de son équipement pour le joueur ou en foncti</text:span><text:span text:style-name="T6">on de sa caractéristique la plus garde entre </text:span><text:span text:style-name="T18">Mêlée</text:span><text:span text:style-name="T6"> et </text:span><text:span text:style-name="T18">Distance</text:span><text:span text:style-name="T6"> pour le monstre. La valeur d’</text:span><text:span text:style-name="T18">Armure</text:span><text:span text:style-name="T6"> de l’adversaire est soustraite de ce calcul et donne le nombre de dégâts à soustraire à la caractéristique </text:span><text:span text:style-name="T18">Vie</text:span><text:span text:style-name="T6">. Si la </text:span><text:span text:style-name="T18">Vie</text:span><text:span text:style-name="T6"> tombe à zéro, l’adversaire meure. Si c’est le joueur, la partie est finie, sinon l’écran de trésor est affiché.</text:span></text:p>
      <text:p text:style-name="P6"/>
      <text:p text:style-name="P6"/>
      <text:p text:style-name="P6"><text:soft-page-break/></text:p>
      <text:p text:style-name="P8"><text:span text:style-name="T6">Le trésor est aussi généré de façon aléatoire. Il s’agit toujours d’un seul objet d’équipement dont le niveau égale le nombre de tours. Le type d’équipement est déterminé par les pourcentages de chance suivants :</text:span></text:p>
      <text:list xml:id="list716498140" text:style-name="L5">
        <text:list-item>
          <text:p text:style-name="P9"><text:span text:style-name="T6">Une épée :25 %</text:span></text:p>
        </text:list-item>
        <text:list-item>
          <text:p text:style-name="P7">Un arc : 25 %</text:p>
        </text:list-item>
        <text:list-item>
          <text:p text:style-name="P7">Une armure : 25 %</text:p>
        </text:list-item>
        <text:list-item>
          <text:p text:style-name="P9"><text:span text:style-name="T6">Un </text:span><text:span text:style-name="T7">anneau</text:span><text:span text:style-name="T6">: </text:span><text:span text:style-name="T7">25 %</text:span></text:p>
        </text:list-item>
      </text:list>
      <text:p text:style-name="P15">Le joueur peut décider de garder son équipement actuel ou de le changer par celui du trésor.</text:p>
      <text:p text:style-name="P5"/>
      <text:p text:style-name="P10">Le jeu sera disponible uniquement sur mobile (IOS &amp; Android).</text:p>
      <text:p text:style-name="P10"/>
      <text:p text:style-name="P10"/>
      <text:p text:style-name="P12"/>
      <text:p text:style-name="P16">Si besoin, vous pouvez faire des hypothèses. Dans ce cas, indiquez les dans votre réponse.</text:p>
      <text:p text:style-name="P5"/>
      <text:p text:style-name="P3"><text:span text:style-name="T10">Q</text:span><text:span text:style-name="T13">1</text:span><text:span text:style-name="T7"> – L’application déployée sur une architecture de type (justifier votre réponse) :</text:span></text:p>
      <text:p text:style-name="P11"><text:span text:style-name="T7"><text:tab/><text:tab/></text:span><text:span text:style-name="T13">a.</text:span><text:span text:style-name="T7"> en standalone / </text:span><text:span text:style-name="T8">client simple / client lourd</text:span><text:span text:style-name="T2"><text:tab/><text:tab/></text:span><text:span text:style-name="T13">b.</text:span><text:span text:style-name="T7"> client/serveur<text:line-break/><text:tab/><text:tab/></text:span><text:span text:style-name="T13">c.</text:span><text:span text:style-name="T7"> 3 tiers<text:tab/><text:tab/><text:tab/><text:tab/><text:tab/><text:tab/><text:tab/><text:tab/><text:tab/><text:tab/><text:tab/></text:span><text:span text:style-name="T13">d.</text:span><text:span text:style-name="T7"> n-tiers (préciser le nombre de tiers)</text:span></text:p>
      <text:p text:style-name="P11"/>
      <text:p text:style-name="P14"><text:span text:style-name="T12">Q2</text:span><text:span text:style-name="T9"> – Parmi ces diagrammes, lequel montre l’enchaînement des méthodes entre les objets ?</text:span></text:p>
      <text:p text:style-name="P14"><text:tab/><text:tab/><text:span text:style-name="T12">a.</text:span><text:span text:style-name="T9"> le diagramme des cas d’utilisation<text:tab/><text:tab/></text:span><text:span text:style-name="T12">b.</text:span><text:span text:style-name="T9"> le diagramme des classes</text:span></text:p>
      <text:p text:style-name="P14"><text:span text:style-name="T9"><text:tab/><text:tab/></text:span><text:span text:style-name="T12">c.</text:span><text:span text:style-name="T9"> le diagramme de séquence<text:tab/><text:tab/><text:tab/><text:tab/></text:span><text:span text:style-name="T12">d.</text:span><text:span text:style-name="T9"> le diagramme d’activité</text:span></text:p>
      <text:p text:style-name="P14"/>
      <text:p text:style-name="P14"><text:span text:style-name="T12">Q3</text:span><text:span text:style-name="T9"> – Parmi ces diagrammes, lequel montre les relations entre les classes ?</text:span></text:p>
      <text:p text:style-name="P14"><text:tab/><text:tab/><text:span text:style-name="T12">a.</text:span><text:span text:style-name="T9"> le diagramme des cas d’utilisation<text:tab/><text:tab/></text:span><text:span text:style-name="T12">b.</text:span><text:span text:style-name="T9"> le diagramme des classes</text:span></text:p>
      <text:p text:style-name="P14"><text:span text:style-name="T9"><text:tab/><text:tab/></text:span><text:span text:style-name="T12">c.</text:span><text:span text:style-name="T9"> le diagramme de séquence<text:tab/><text:tab/><text:tab/><text:tab/></text:span><text:span text:style-name="T12">d.</text:span><text:span text:style-name="T9"> le diagramme d’activité</text:span></text:p>
      <text:p text:style-name="P11"/>
      <text:p text:style-name="P14"><text:span text:style-name="T12">Q4</text:span><text:span text:style-name="T9"> – Parmi ces diagrammes, lequel permet d’identifier les fonctionnalités d’une application ?</text:span></text:p>
      <text:p text:style-name="P14"><text:tab/><text:tab/><text:span text:style-name="T12">a.</text:span><text:span text:style-name="T9"> le diagramme des cas d’utilisation<text:tab/><text:tab/></text:span><text:span text:style-name="T12">b.</text:span><text:span text:style-name="T9"> le diagramme des classes</text:span></text:p>
      <text:p text:style-name="P14"><text:span text:style-name="T9"><text:tab/><text:tab/></text:span><text:span text:style-name="T12">c.</text:span><text:span text:style-name="T9"> le diagramme de séquence<text:tab/><text:tab/><text:tab/><text:tab/></text:span><text:span text:style-name="T12">d.</text:span><text:span text:style-name="T9"> le diagramme d’activité</text:span></text:p>
      <text:p text:style-name="P14"/>
      <text:p text:style-name="P11"><text:span text:style-name="T13">Q</text:span><text:span text:style-name="T12">5</text:span><text:span text:style-name="T7"> – Écrire le diagramme des cas d’utilisation.</text:span></text:p>
      <text:p text:style-name="P10"/>
      <text:p text:style-name="P11"><text:span text:style-name="T13">Q</text:span><text:span text:style-name="T12">6</text:span><text:span text:style-name="T7"> – En respectant une architecture en couche, écrire le diagramme de classes modélisant le jeu.</text:span></text:p>
      <text:p text:style-name="P10"/>
      <text:p text:style-name="P11"><text:span text:style-name="T13">Q</text:span><text:span text:style-name="T12">7</text:span><text:span text:style-name="T7"> – Justifie</text:span><text:span text:style-name="T9">z</text:span><text:span text:style-name="T7"> en quoi votre modélisation respecte une architecture en couche.</text:span></text:p>
      <text:p text:style-name="P10"/>
      <text:p text:style-name="P11"><text:span text:style-name="T13">Q</text:span><text:span text:style-name="T12">8</text:span><text:span text:style-name="T7"> – Pour chaque classe, indiquer en une phrase ses responsabilités.</text:span></text:p>
      <text:p text:style-name="P10"/>
      <text:p text:style-name="P11"><text:span text:style-name="T13">Q</text:span><text:span text:style-name="T12">9</text:span><text:span text:style-name="T7"> – Rappeler l</text:span><text:span text:style-name="T14">es</text:span><text:span text:style-name="T7"> définition</text:span><text:span text:style-name="T14">s </text:span><text:span text:style-name="T7">de</text:span><text:span text:style-name="T14">s</text:span><text:span text:style-name="T7"> acronyme</text:span><text:span text:style-name="T14">s</text:span><text:span text:style-name="T7"> </text:span><text:span text:style-name="T14">KISS, DRY, </text:span><text:span text:style-name="T7">SOLID.</text:span></text:p>
      <text:p text:style-name="P11"/>
      <text:p text:style-name="P11"><text:span text:style-name="T13">Q</text:span><text:span text:style-name="T12">10</text:span><text:span text:style-name="T7"> – En quoi votre modélisation respecte-t-elle les principes SOLID ? </text:span><text:span text:style-name="T8">Justifiez les principes que vous ne respectez pas.</text:span></text:p>
      <text:p text:style-name="P10"/>
      <text:p text:style-name="P11"><text:span text:style-name="T13">Q</text:span><text:span text:style-name="T12">11</text:span><text:span text:style-name="T7"> – Écrire le diagramme de séquence du jeu.</text:span></text:p>
      <text:p text:style-name="P11"/>
      <text:p text:style-name="P11"><text:span text:style-name="T13">Q</text:span><text:span text:style-name="T12">12</text:span><text:span text:style-name="T7"> – Identifier la classe la plus couplé de votre conception. Avec quelles autres classes est-elle couplée fortement et avec quelles classes est-elle couplée faiblement ?</text:span></text:p>
      <text:p text:style-name="P10"/>
      <text:p text:style-name="P11"><text:span text:style-name="T13">Q1</text:span><text:span text:style-name="T12">3</text:span><text:span text:style-name="T7"> – Quelle classe est responsable de la création des monstres ?</text:span></text:p>
      <text:p text:style-name="P10"/>
      <text:p text:style-name="P11"><text:span text:style-name="T13">Q1</text:span><text:span text:style-name="T12">4</text:span><text:span text:style-name="T9"> </text:span><text:span text:style-name="T7">– Identifier un Contrôleur dans votre modélisation. </text:span><text:span text:style-name="T14">Justifiez votre réponse</text:span><text:span text:style-name="T7">. Si vous n’utilisez pas ce concept, définissez ce concept.</text:span></text:p>
      <text:p text:style-name="P10"/>
      <text:p text:style-name="P10"><text:span text:style-name="T10">Q1</text:span><text:span text:style-name="T12">5</text:span> – <text:span text:style-name="T8">Le client souhaite ajouter du contenu pour le jeu. Comment gérez-vous l’ajout d’une race, d’une classe, d’un monstre ?</text:span></text:p>
      <text:p text:style-name="P13"/>
      <text:p text:style-name="P13"><text:span text:style-name="T11">Q1</text:span><text:span text:style-name="T12">6</text:span><text:span text:style-name="T8"> – Il souhaiterai aussi ajouter un collier comme équipement au personnage. Il y aura plusieurs types de collier ayant chacun un effet spécial. Par exemple, un collier de feu pourra provoquer des dégâts lorsque le monstre s’apprête à attaquer, un collier de froid empêchera le monstre de joueur tous les N tours, un collier de régénération permettra regagner des points de vie à chaque tour. La liste n’est pas encore bien définie.<text:line-break/>Indiquer les modifications à faire à votre modélisation pour prendre en compte les colli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24f63d"/>
    </style:style>
    <style:style style:name="MT1" style:family="text">
      <style:text-properties officeooo:rsid="002436ed"/>
    </style:style>
    <style:style style:name="MT2" style:family="text">
      <style:text-properties officeooo:rsid="0024f63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Génie logiciel : CC1 – </text:span><text:span text:style-name="MT2">Page </text:span><text:page-number text:select-page="current">1</text:page-number><text:s/><text:span text:style-name="MT2">sur </text:span><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9T17:56:18.845858179</meta:creation-date>
    <dc:date>2021-04-19T19:56:35.181473190</dc:date>
    <meta:editing-duration>PT10M14S</meta:editing-duration>
    <meta:editing-cycles>2</meta:editing-cycles>
    <meta:generator>LibreOffice/6.4.7.2$Linux_X86_64 LibreOffice_project/40$Build-2</meta:generator>
    <meta:document-statistic meta:table-count="3" meta:image-count="0" meta:object-count="0" meta:page-count="4" meta:paragraph-count="131" meta:word-count="1054" meta:character-count="6133" meta:non-whitespace-character-count="5163"/>
  </office:meta>
</office:document-meta>
</file>